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361cm" fo:min-width="0.46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width="true" fo:min-height="0.361cm" fo:min-width="0.26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0.36cm" fo:min-width="0.266cm"/>
    </style:style>
    <style:style style:name="gr6" style:family="graphic" style:parent-style-name="standard">
      <style:graphic-properties draw:stroke="none" svg:stroke-color="#000000" draw:fill="solid" draw:fill-color="#e6e6e6" draw:textarea-vertical-align="middle" draw:auto-grow-height="false" draw:auto-grow-width="false" fo:min-height="0.489cm" fo:min-width="1.128cm" fo:padding-left="0.127cm" fo:padding-right="0.12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24cm" svg:height="0.963cm" svg:x="0.403cm" svg:y="0.2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24cm" svg:height="0.962cm" svg:x="2.838cm" svg:y="0.2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919cm" svg:height="0.972cm" svg:x="5.393cm" svg:y="2.476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924cm" svg:height="0.962cm" svg:x="2.838cm" svg:y="2.4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327cm" svg:y1="0.709cm" svg:x2="2.838cm" svg:y2="0.708cm" draw:start-shape="id1" draw:start-glue-point="10" draw:end-shape="id2" draw:end-glue-point="6" svg:d="m1327 709 1511-1">
          <text:p/>
        </draw:connector>
        <draw:connector draw:style-name="gr2" draw:text-style-name="P1" draw:layer="layout" draw:type="line" svg:x1="3.762cm" svg:y1="2.969cm" svg:x2="5.393cm" svg:y2="2.962cm" draw:start-shape="id3" draw:start-glue-point="10" draw:end-shape="id4" draw:end-glue-point="6" svg:d="m3762 2969 1631-7">
          <text:p/>
        </draw:connector>
        <draw:connector draw:style-name="gr2" draw:text-style-name="P1" draw:layer="layout" draw:type="line" svg:x1="3.3cm" svg:y1="1.189cm" svg:x2="3.3cm" svg:y2="2.488cm" draw:start-shape="id2" draw:start-glue-point="8" draw:end-shape="id3" draw:end-glue-point="4" svg:d="m3300 1189v1299">
          <text:p/>
        </draw:connector>
        <draw:frame draw:style-name="gr3" draw:text-style-name="P2" draw:layer="layout" svg:width="1.209cm" svg:height="0.721cm" svg:x="1.175cm" svg:y="0.088cm">
          <draw:text-box>
            <text:p><text:span text:style-name="T1">100</text:span></text:p>
          </draw:text-box>
        </draw:frame>
        <draw:frame draw:style-name="gr4" draw:text-style-name="P2" draw:layer="layout" svg:width="0.972cm" svg:height="0.721cm" svg:x="3.127cm" svg:y="1.246cm">
          <draw:text-box>
            <text:p><text:span text:style-name="T1">15</text:span></text:p>
          </draw:text-box>
        </draw:frame>
        <draw:frame draw:style-name="gr5" draw:text-style-name="P2" draw:layer="layout" svg:width="0.972cm" svg:height="0.721cm" svg:x="3.829cm" svg:y="2.887cm">
          <draw:text-box>
            <text:p><text:span text:style-name="T1">10</text:span></text:p>
          </draw:text-box>
        </draw:frame>
        <draw:frame draw:style-name="gr6" draw:text-style-name="P4" draw:layer="layout" svg:width="1.078cm" svg:height="0.462cm" svg:x="0.297cm" svg:y="1.094cm">
          <draw:text-box>
            <text:p text:style-name="P3"><text:span text:style-name="T2">v=40</text:span></text:p>
          </draw:text-box>
        </draw:frame>
        <draw:frame draw:style-name="gr6" draw:text-style-name="P4" draw:layer="layout" svg:width="1.065cm" svg:height="0.463cm" svg:x="2.007cm" svg:y="3.021cm">
          <draw:text-box>
            <text:p><text:span text:style-name="T2">v=10</text:span></text:p>
          </draw:text-box>
        </draw:frame>
        <draw:frame draw:style-name="gr6" draw:text-style-name="P4" draw:layer="layout" svg:width="1.058cm" svg:height="0.462cm" svg:x="3.591cm" svg:y="0.457cm">
          <draw:text-box>
            <text:p><text:span text:style-name="T2">v=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5-03T14:34:41</dc:date>
    <dc:creator>Geoffrey Challen</dc:creator>
    <meta:editing-duration>PT00H35M12S</meta:editing-duration>
    <meta:editing-cycles>4</meta:editing-cycles>
    <meta:generator>OpenOffice.org/3.2$Unix OpenOffice.org_project/320m12$Build-9483</meta:generator>
    <meta:document-statistic meta:object-count="13"/>
  </office:meta>
</office:document-meta>
</file>